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text-align="center" style:justify-single-word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cm" fo:margin-bottom="0cm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cm" fo:margin-bottom="0cm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6">
      <style:paragraph-properties fo:margin-top="0cm" fo:margin-bottom="0cm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7">
      <style:paragraph-properties fo:margin-top="0cm" fo:margin-bottom="0cm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8">
      <style:paragraph-properties fo:margin-top="0cm" fo:margin-bottom="0cm" style:contextual-spacing="false"/>
    </style:style>
    <style:style style:name="P18" style:family="paragraph" style:parent-style-name="Text_20_body">
      <style:paragraph-properties fo:text-align="center" style:justify-single-word="false"/>
    </style:style>
    <style:style style:name="T1" style:family="text">
      <style:text-properties officeooo:rsid="001637a1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officeooo:rsid="001637a1" style:font-size-asian="18pt" style:font-size-complex="18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T2">Regras de Negócios Detalhadas para </text:span><text:span text:style-name="Source_20_Text"><text:span text:style-name="T3">NFTS – Audit</text:span></text:span></text:h>
      <text:p text:style-name="P18"><text:span text:style-name="Source_20_Text"><text:span text:style-name="T2"/></text:span></text:p>
      <text:h text:style-name="Heading_20_4" text:outline-level="4">1. <text:span text:style-name="Strong_20_Emphasis">Gerenciamento de Interface e Exibição de Campos</text:span></text:h>
      <text:list text:style-name="L1">
        <text:list-item>
          <text:p text:style-name="P2"><text:span text:style-name="Strong_20_Emphasis">Campos Ocultos para Simplificação</text:span>:</text:p>
          <text:list>
            <text:list-item>
              <text:p text:style-name="P3">Os seguintes campos são ocultados para tornar a interface mais limpa: </text:p>
              <text:list>
                <text:list-item>
                  <text:p text:style-name="P3"><text:span text:style-name="Source_20_Text">Dados_do_Contrato</text:span>, <text:span text:style-name="Source_20_Text">URL__</text:span>, <text:span text:style-name="Source_20_Text">Link__</text:span>, <text:span text:style-name="Source_20_Text">Boleto__</text:span>, <text:span text:style-name="Source_20_Text">SAP_OK__</text:span>, <text:span text:style-name="Source_20_Text">Codigo_RZE__</text:span>, <text:span text:style-name="Source_20_Text">Workflow__.Passo__</text:span>. </text:p>
                </text:list-item>
              </text:list>
            </text:list-item>
          </text:list>
        </text:list-item>
        <text:list-item>
          <text:p text:style-name="P2"><text:span text:style-name="Strong_20_Emphasis">Campos Visíveis em Condições Específicas</text:span>:</text:p>
          <text:list>
            <text:list-item>
              <text:p text:style-name="P2"><text:span text:style-name="Source_20_Text">NOME_NF__</text:span>, <text:span text:style-name="Source_20_Text">CNPJ_NF__</text:span>, <text:span text:style-name="Source_20_Text">CEP_NF__</text:span>, <text:span text:style-name="Source_20_Text">Validation__</text:span>, <text:span text:style-name="Source_20_Text">SAP_JSON_Structure__</text:span>, <text:span text:style-name="Source_20_Text">PF__</text:span> são exibidos apenas quando necessários, baseando-se no estado atual do processo. </text:p>
            </text:list-item>
          </text:list>
        </text:list-item>
      </text:list>
      <text:p text:style-name="Horizontal_20_Line"/>
      <text:h text:style-name="Heading_20_4" text:outline-level="4">2. <text:span text:style-name="Strong_20_Emphasis">Validações de Dados</text:span></text:h>
      <text:list text:style-name="L2">
        <text:list-item>
          <text:p text:style-name="P4"><text:span text:style-name="Strong_20_Emphasis">Ações Baseadas no Estado de Validação</text:span>:</text:p>
          <text:list>
            <text:list-item>
              <text:p text:style-name="P5">Quando o campo <text:span text:style-name="Source_20_Text">Validation__</text:span> assume os valores <text:span text:style-name="Source_20_Text">"FIRST"</text:span>, <text:span text:style-name="Source_20_Text">"GERAR_NFTS"</text:span> ou <text:span text:style-name="Source_20_Text">"FINALIZAR_NFTS"</text:span>, o rótulo do botão de aprovação muda para refletir a ação correspondente. </text:p>
            </text:list-item>
          </text:list>
        </text:list-item>
        <text:list-item>
          <text:p text:style-name="P4"><text:span text:style-name="Strong_20_Emphasis">Edição de Campos Durante a Validação Inicial</text:span>:</text:p>
          <text:list>
            <text:list-item>
              <text:p text:style-name="P5"><text:span text:style-name="Source_20_Text">Fornecedor__</text:span> se torna editável caso existam anexos. </text:p>
            </text:list-item>
            <text:list-item>
              <text:p text:style-name="P5">O campo <text:span text:style-name="Source_20_Text">Dados_Nota_Fiscal</text:span> é configurado como editável nessa etapa. </text:p>
            </text:list-item>
          </text:list>
        </text:list-item>
        <text:list-item>
          <text:p text:style-name="P4"><text:span text:style-name="Strong_20_Emphasis">Configuração de Validações na Aprovação</text:span>:</text:p>
          <text:list>
            <text:list-item>
              <text:p text:style-name="P4">Durante as fases avançadas (<text:span text:style-name="Source_20_Text">GERAR_NFTS</text:span>, <text:span text:style-name="Source_20_Text">FINALIZAR_NFTS</text:span>, <text:span text:style-name="Source_20_Text">FINALIZADO</text:span>), os campos <text:span text:style-name="Source_20_Text">Tabela_de_Impostos</text:span> e <text:span text:style-name="Source_20_Text">Campos_de_Preenchimento_do_Contas_a_Pagar</text:span> são exibidos e liberados para edição, conforme apropriado. </text:p>
            </text:list-item>
          </text:list>
        </text:list-item>
      </text:list>
      <text:p text:style-name="Horizontal_20_Line"/>
      <text:h text:style-name="Heading_20_4" text:outline-level="4">3. <text:span text:style-name="Strong_20_Emphasis">Controle de Workflow</text:span></text:h>
      <text:list text:style-name="L3">
        <text:list-item>
          <text:p text:style-name="P6"><text:span text:style-name="Strong_20_Emphasis">Ajuste Automático de Formatação</text:span>:</text:p>
          <text:list>
            <text:list-item>
              <text:p text:style-name="P7">Alterações no campo <text:span text:style-name="Source_20_Text">Approvador__</text:span> convertem automaticamente os valores para letras minúsculas, assegurando uniformidade. </text:p>
            </text:list-item>
          </text:list>
        </text:list-item>
        <text:list-item>
          <text:p text:style-name="P6"><text:span text:style-name="Strong_20_Emphasis">Prevenção de Aprovações Duplicadas</text:span>:</text:p>
          <text:list>
            <text:list-item>
              <text:p text:style-name="P7">O sistema verifica se um aprovador já participou anteriormente, impedindo aprovações duplicadas na mesma solicitação. </text:p>
            </text:list-item>
          </text:list>
        </text:list-item>
        <text:list-item>
          <text:p text:style-name="P6"><text:span text:style-name="Strong_20_Emphasis">Etapas do Workflow</text:span>:</text:p>
          <text:list>
            <text:list-item>
              <text:p text:style-name="P7">O processo segue um fluxo estruturado, que inclui: validação inicial, preenchimento de informações da NFTS, anexação de documentos e finalização. </text:p>
            </text:list-item>
          </text:list>
        </text:list-item>
        <text:list-item>
          <text:p text:style-name="P6"><text:soft-page-break/><text:span text:style-name="Strong_20_Emphasis">Aprovação Condicional Baseada em Valores</text:span>:</text:p>
          <text:list>
            <text:list-item>
              <text:p text:style-name="P7">Níveis diferentes de aprovação são definidos conforme o valor total da nota fiscal: </text:p>
              <text:list>
                <text:list-item>
                  <text:p text:style-name="P6">Ex.: Valores superiores a R$10.000,00 requerem aprovação gerencial. </text:p>
                </text:list-item>
              </text:list>
            </text:list-item>
          </text:list>
        </text:list-item>
      </text:list>
      <text:p text:style-name="Horizontal_20_Line"/>
      <text:h text:style-name="Heading_20_4" text:outline-level="4">4. <text:span text:style-name="Strong_20_Emphasis">Integrações com Banco de Dados</text:span></text:h>
      <text:list text:style-name="L4">
        <text:list-item>
          <text:p text:style-name="P8"><text:span text:style-name="Strong_20_Emphasis">Consultas Automáticas</text:span>:</text:p>
          <text:list>
            <text:list-item>
              <text:p text:style-name="P9">Consultas como <text:span text:style-name="Source_20_Text">query_FORNECEDOR</text:span> recuperam informações atualizadas de fornecedores baseando-se no campo <text:span text:style-name="Source_20_Text">Fornecedor__</text:span>. </text:p>
            </text:list-item>
          </text:list>
        </text:list-item>
        <text:list-item>
          <text:p text:style-name="P8"><text:span text:style-name="Strong_20_Emphasis">Atualização Automática de Campos</text:span>:</text:p>
          <text:list>
            <text:list-item>
              <text:p text:style-name="P9">Os resultados das consultas são usados para atualizar campos como: </text:p>
              <text:list>
                <text:list-item>
                  <text:p text:style-name="P8"><text:span text:style-name="Source_20_Text">Codigo_Fornecedor__</text:span>, <text:span text:style-name="Source_20_Text">Nome_1__</text:span>, <text:span text:style-name="Source_20_Text">CNPJ__</text:span>, <text:span text:style-name="Source_20_Text">CPF__</text:span>, <text:span text:style-name="Source_20_Text">CEP__</text:span> e <text:span text:style-name="Source_20_Text">Cidade__</text:span>. </text:p>
                </text:list-item>
              </text:list>
            </text:list-item>
          </text:list>
        </text:list-item>
      </text:list>
      <text:p text:style-name="Horizontal_20_Line"/>
      <text:h text:style-name="Heading_20_4" text:outline-level="4">5. <text:span text:style-name="Strong_20_Emphasis">Validação de Alçadas</text:span></text:h>
      <text:list text:style-name="L5">
        <text:list-item>
          <text:p text:style-name="P10"><text:span text:style-name="Strong_20_Emphasis">Definição de Níveis de Aprovação</text:span>:</text:p>
          <text:list>
            <text:list-item>
              <text:p text:style-name="P11">Alçadas são configuradas de acordo com o valor: </text:p>
              <text:list>
                <text:list-item>
                  <text:p text:style-name="P11">R$5.000,00 - R$10.000,00: Supervisores. </text:p>
                </text:list-item>
                <text:list-item>
                  <text:p text:style-name="P11">Acima de R$10.000,00: Gerentes/Diretores. </text:p>
                </text:list-item>
              </text:list>
            </text:list-item>
          </text:list>
        </text:list-item>
        <text:list-item>
          <text:p text:style-name="P10"><text:span text:style-name="Strong_20_Emphasis">Validação de Conformidade</text:span>:</text:p>
          <text:list>
            <text:list-item>
              <text:p text:style-name="P10">O sistema verifica se o cargo do aprovador corresponde às exigências da alçada para cada faixa de valor. </text:p>
            </text:list-item>
          </text:list>
        </text:list-item>
      </text:list>
      <text:p text:style-name="Horizontal_20_Line"/>
      <text:h text:style-name="Heading_20_4" text:outline-level="4">6. <text:span text:style-name="Strong_20_Emphasis">Automação de Preenchimento</text:span></text:h>
      <text:list text:style-name="L6">
        <text:list-item>
          <text:p text:style-name="P13"><text:span text:style-name="Strong_20_Emphasis">Preenchimento Dinâmico</text:span>: </text:p>
          <text:list>
            <text:list-item>
              <text:p text:style-name="P12">Campos como <text:span text:style-name="Source_20_Text">Descricao_Servico__</text:span> são populados automaticamente com informações retornadas por consultas (<text:span text:style-name="Source_20_Text">query_CODIGO_SERVICO</text:span>). </text:p>
            </text:list-item>
          </text:list>
        </text:list-item>
      </text:list>
      <text:p text:style-name="Horizontal_20_Line"/>
      <text:h text:style-name="Heading_20_4" text:outline-level="4">7. <text:span text:style-name="Strong_20_Emphasis">Mensagens de Erro e Alertas</text:span></text:h>
      <text:list text:style-name="L7">
        <text:list-item>
          <text:p text:style-name="P15"><text:span text:style-name="Strong_20_Emphasis">Exibição de Erros</text:span>: </text:p>
          <text:list>
            <text:list-item>
              <text:p text:style-name="P14">Mensagens são exibidas para alertar o usuário sobre falhas, como a ausência do campo <text:span text:style-name="Source_20_Text">Data_Fatura__</text:span>. </text:p>
            </text:list-item>
          </text:list>
        </text:list-item>
      </text:list>
      <text:p text:style-name="Horizontal_20_Line"/>
      <text:h text:style-name="Heading_20_4" text:outline-level="4">8. <text:span text:style-name="Strong_20_Emphasis">Campos Específicos e Regras de Formatação</text:span></text:h>
      <text:list text:style-name="L8">
        <text:list-item>
          <text:p text:style-name="P16"><text:span text:style-name="Strong_20_Emphasis">Campos Obrigatórios</text:span>:</text:p>
          <text:list>
            <text:list-item>
              <text:p text:style-name="P17">Os seguintes campos devem ser preenchidos antes de avançar: </text:p>
              <text:list>
                <text:list-item>
                  <text:p text:style-name="P17"><text:soft-page-break/><text:span text:style-name="Source_20_Text">Data_Fatura__</text:span>, <text:span text:style-name="Source_20_Text">Valor_Total_Nota__</text:span>, <text:span text:style-name="Source_20_Text">Referencia__</text:span>, <text:span text:style-name="Source_20_Text">Codigo_Servico__</text:span>, <text:span text:style-name="Source_20_Text">Codigo_Subitem__</text:span>, <text:span text:style-name="Source_20_Text">Aliquota__</text:span>, <text:span text:style-name="Source_20_Text">Descricao_Servico__</text:span>, <text:span text:style-name="Source_20_Text">Valor_Deducoes__</text:span>. </text:p>
                </text:list-item>
              </text:list>
            </text:list-item>
          </text:list>
        </text:list-item>
        <text:list-item>
          <text:p text:style-name="P16"><text:span text:style-name="Strong_20_Emphasis">Regras de Formatação</text:span>:</text:p>
          <text:list>
            <text:list-item>
              <text:p text:style-name="P17">Regras específicas garantem consistência nos dados: </text:p>
              <text:list>
                <text:list-item>
                  <text:p text:style-name="P16">Ex.: O campo <text:span text:style-name="Source_20_Text">Referencia__</text:span> é automaticamente formatado para remover espaços em branco. 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2T05:15:23.622419767</meta:creation-date>
    <meta:print-date>2025-01-02T05:29:19.049325810</meta:print-date>
    <meta:printed-by>Arquivos PDF</meta:printed-by>
    <dc:date>2025-01-02T07:49:01.359907012</dc:date>
    <meta:editing-duration>PT2H9M42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3" meta:paragraph-count="51" meta:word-count="447" meta:character-count="3240" meta:non-whitespace-character-count="2858"/>
  </office:meta>
</office:document-meta>
</file>